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5E0000005EA54825B34EF032A8.png" manifest:media-type="image/png"/>
  <manifest:file-entry manifest:full-path="Pictures/100000000000005E0000005E69133958D96F9931.png" manifest:media-type="image/png"/>
  <manifest:file-entry manifest:full-path="Pictures/100000000000005E0000005EB224C09AB7B5DD47.png" manifest:media-type="image/png"/>
  <manifest:file-entry manifest:full-path="Pictures/100000000000005E0000005EFC7FDFFD2E3223C3.png" manifest:media-type="image/png"/>
  <manifest:file-entry manifest:full-path="Pictures/100000000000000800000008A2C13797C231C8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ccanthis ADF Std" svg:font-family="'Accanthis ADF Std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5.665cm" fo:margin-left="0.037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5.292cm"/>
    </style:style>
    <style:style style:name="Tabla1.B" style:family="table-column">
      <style:table-column-properties style:column-width="1.429cm"/>
    </style:style>
    <style:style style:name="Tabla1.C" style:family="table-column">
      <style:table-column-properties style:column-width="1.376cm"/>
    </style:style>
    <style:style style:name="Tabla1.D" style:family="table-column">
      <style:table-column-properties style:column-width="1.349cm"/>
    </style:style>
    <style:style style:name="Tabla1.1" style:family="table-row">
      <style:table-row-properties fo:keep-together="auto"/>
    </style:style>
    <style:style style:name="Tabla1.A1" style:family="table-cell" style:data-style-name="N10100">
      <style:table-cell-properties style:vertical-align="" fo:background-color="#004a4a" fo:padding="0.049cm" fo:border-left="0.05pt solid #000000" fo:border-right="none" fo:border-top="0.05pt solid #000000" fo:border-bottom="none" style:writing-mode="page">
        <style:background-image/>
      </style:table-cell-properties>
    </style:style>
    <style:style style:name="Tabla1.B1" style:family="table-cell" style:data-style-name="N10100">
      <style:table-cell-properties style:vertical-align="" fo:background-color="#004a4a" fo:padding="0.049cm" fo:border-left="none" fo:border-right="none" fo:border-top="0.05pt solid #000000" fo:border-bottom="none" style:writing-mode="page">
        <style:background-image/>
      </style:table-cell-properties>
    </style:style>
    <style:style style:name="Tabla1.P1" style:family="table-cell" style:data-style-name="N10100">
      <style:table-cell-properties style:vertical-align="" fo:background-color="#004a4a" fo:padding="0.049cm" fo:border-left="none" fo:border-right="0.05pt solid #000000" fo:border-top="0.05pt solid #000000" fo:border-bottom="none" style:writing-mode="page">
        <style:background-image/>
      </style:table-cell-properties>
    </style:style>
    <style:style style:name="Tabla1.A2" style:family="table-cell" style:data-style-name="N10100">
      <style:table-cell-properties style:vertical-align="" fo:background-color="#006b6b" fo:padding="0.049cm" fo:border-left="0.05pt solid #000000" fo:border-right="none" fo:border-top="none" fo:border-bottom="none" style:writing-mode="page">
        <style:background-image/>
      </style:table-cell-properties>
    </style:style>
    <style:style style:name="Tabla1.B2" style:family="table-cell" style:data-style-name="N104">
      <style:table-cell-properties style:vertical-align="" fo:background-color="#ffffff" fo:padding="0.049cm" fo:border="none" style:writing-mode="page">
        <style:background-image/>
      </style:table-cell-properties>
    </style:style>
    <style:style style:name="Tabla1.P2" style:family="table-cell" style:data-style-name="N104">
      <style:table-cell-properties style:vertical-align="" fo:background-color="#47b8b8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.A3" style:family="table-cell" style:data-style-name="N10100">
      <style:table-cell-properties style:vertical-align="" fo:background-color="#004a4a" fo:padding="0.049cm" fo:border-left="0.05pt solid #000000" fo:border-right="none" fo:border-top="none" fo:border-bottom="none" style:writing-mode="page">
        <style:background-image/>
      </style:table-cell-properties>
    </style:style>
    <style:style style:name="Tabla1.B3" style:family="table-cell" style:data-style-name="N104">
      <style:table-cell-properties style:vertical-align="" fo:background-color="#e6e6e6" fo:padding="0.049cm" fo:border="none" style:writing-mode="page">
        <style:background-image/>
      </style:table-cell-properties>
    </style:style>
    <style:style style:name="Tabla1.P3" style:family="table-cell" style:data-style-name="N104">
      <style:table-cell-properties style:vertical-align="" fo:background-color="#198a8a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.11" style:family="table-row">
      <style:table-row-properties style:min-row-height="1.251cm" fo:keep-together="auto"/>
    </style:style>
    <style:style style:name="Tabla1.A11" style:family="table-cell" style:data-style-name="N10100">
      <style:table-cell-properties style:vertical-align="" fo:background-color="#004a4a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11" style:family="table-cell" style:data-style-name="N104">
      <style:table-cell-properties style:vertical-align="" fo:background-color="#198a8a" fo:padding="0.049cm" fo:border-left="none" fo:border-right="none" fo:border-top="none" fo:border-bottom="0.05pt solid #000000" style:writing-mode="page">
        <style:background-image/>
      </style:table-cell-properties>
    </style:style>
    <style:style style:name="Tabla1.P11" style:family="table-cell" style:data-style-name="N104">
      <style:table-cell-properties style:vertical-align="" fo:background-color="#198a8a" fo:padding="0.049cm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065704" officeooo:paragraph-rsid="00065704"/>
    </style:style>
    <style:style style:name="P2" style:family="paragraph" style:parent-style-name="Standard">
      <style:text-properties officeooo:rsid="00071ff1" officeooo:paragraph-rsid="00065704"/>
    </style:style>
    <style:style style:name="P3" style:family="paragraph" style:parent-style-name="Standard">
      <style:text-properties officeooo:rsid="00071ff1" officeooo:paragraph-rsid="00071ff1"/>
    </style:style>
    <style:style style:name="P4" style:family="paragraph" style:parent-style-name="Standard">
      <style:paragraph-properties fo:text-align="center" style:justify-single-word="false"/>
      <style:text-properties style:font-name="Accanthis ADF Std" officeooo:rsid="00096350" officeooo:paragraph-rsid="00096350"/>
    </style:style>
    <style:style style:name="P5" style:family="paragraph" style:parent-style-name="Standard">
      <style:paragraph-properties fo:text-align="start" style:justify-single-word="false"/>
      <style:text-properties style:font-name="Accanthis ADF Std" officeooo:rsid="00096350" officeooo:paragraph-rsid="000e1018"/>
    </style:style>
    <style:style style:name="P6" style:family="paragraph" style:parent-style-name="Standard">
      <style:text-properties fo:color="#ffffff" style:font-name="Accanthis ADF Std"/>
    </style:style>
    <style:style style:name="P7" style:family="paragraph" style:parent-style-name="Standard">
      <style:text-properties fo:color="#ffffff" style:font-name="Accanthis ADF Std" fo:background-color="transparent"/>
    </style:style>
    <style:style style:name="P8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Accanthis ADF Std"/>
    </style:style>
    <style:style style:name="P11" style:family="paragraph" style:parent-style-name="Table_20_Contents">
      <style:paragraph-properties fo:text-align="center" style:justify-single-word="false"/>
      <style:text-properties style:font-name="Accanthis ADF St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/>
      <style:text-properties fo:font-size="12pt"/>
    </style:style>
    <style:style style:name="P15" style:family="paragraph">
      <loext:graphic-properties draw:fill="none" draw:fill-color="#808080"/>
    </style:style>
    <style:style style:name="P16" style:family="paragraph">
      <style:paragraph-properties fo:text-align="center"/>
    </style:style>
    <style:style style:name="P17" style:family="paragraph">
      <loext:graphic-properties draw:fill="bitmap" draw:fill-color="#ffffff" draw:fill-image-name="Empty"/>
    </style:style>
    <style:style style:name="P18" style:family="paragraph">
      <loext:graphic-properties draw:fill="none" draw:fill-color="#ffffff"/>
      <style:text-properties style:font-name="Accanthis ADF Std"/>
    </style:style>
    <style:style style:name="T1" style:family="text">
      <style:text-properties officeooo:rsid="00096350"/>
    </style:style>
    <style:style style:name="T2" style:family="text">
      <style:text-properties officeooo:rsid="000d727b"/>
    </style:style>
    <style:style style:name="T3" style:family="text">
      <style:text-properties officeooo:rsid="00135b9a"/>
    </style:style>
    <style:style style:name="T4" style:family="text">
      <style:text-properties officeooo:rsid="00144617"/>
    </style:style>
    <style:style style:name="T5" style:family="text">
      <style:text-properties fo:color="#ffffff"/>
    </style:style>
    <style:style style:name="T6" style:family="text">
      <style:text-properties fo:color="#ffffff" style:font-name="Accanthis ADF Std"/>
    </style:style>
    <style:style style:name="T7" style:family="text">
      <style:text-properties officeooo:rsid="001a29de"/>
    </style:style>
    <style:style style:name="T8" style:family="text">
      <style:text-properties officeooo:rsid="001c7dac"/>
    </style:style>
    <style:style style:name="T9" style:family="text">
      <style:text-properties officeooo:rsid="001d0bb4"/>
    </style:style>
    <style:style style:name="T10" style:family="text">
      <style:text-properties style:font-name="Accanthis ADF Std" fo:font-size="24pt" style:font-size-asian="20pt" style:font-size-complex="24pt"/>
    </style:style>
    <style:style style:name="gr1" style:family="graphic">
      <style:graphic-properties draw:stroke="dash" draw:stroke-dash="Line_20_with_20_Fine_20_Dots" svg:stroke-width="0.041cm" svg:stroke-color="#579d1c" draw:marker-start-width="0.413cm" draw:marker-end-width="0.413cm" draw:fill="none" draw:textarea-horizontal-align="justify" draw:textarea-vertical-align="middle" draw:auto-grow-height="false" fo:min-height="0.323cm" fo:min-width="0.323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Line_20_with_20_Fine_20_Dots" svg:stroke-width="0.041cm" draw:marker-start-width="0.413cm" draw:marker-end-width="0.413cm" draw:fill="none" draw:textarea-horizontal-align="justify" draw:textarea-vertical-align="middle" draw:auto-grow-height="false" fo:min-height="0.284cm" fo:min-width="0.284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Line_20_with_20_Fine_20_Dots" svg:stroke-width="0.041cm" svg:stroke-color="#579d1c" draw:marker-start-width="0.413cm" draw:marker-end-width="0.413cm" draw:fill="none" draw:textarea-horizontal-align="justify" draw:textarea-vertical-align="middle" draw:auto-grow-height="false" fo:min-height="0.284cm" fo:min-width="0.284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Line_20_with_20_Fine_20_Dots" svg:stroke-width="0.041cm" svg:stroke-color="#2c001e" draw:marker-start-width="0.413cm" draw:marker-end-width="0.413cm" draw:fill="solid" draw:fill-color="#ffffff" draw:textarea-horizontal-align="justify" draw:textarea-vertical-align="middle" draw:auto-grow-height="false" fo:min-height="0.284cm" fo:min-width="0.284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Line_20_with_20_Fine_20_Dots" svg:stroke-width="0.041cm" draw:marker-start-width="0.413cm" draw:marker-end-width="0.413cm" draw:fill="solid" draw:fill-color="#ffffff" draw:textarea-horizontal-align="justify" draw:textarea-vertical-align="middle" draw:auto-grow-height="false" fo:min-height="0.284cm" fo:min-width="0.284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Line_20_with_20_Fine_20_Dots" svg:stroke-width="0.041cm" svg:stroke-color="#579d1c" draw:marker-start-width="0.413cm" draw:marker-end-width="0.413cm" draw:fill="solid" draw:fill-color="#ffffff" draw:textarea-horizontal-align="justify" draw:textarea-vertical-align="middle" draw:auto-grow-height="false" fo:min-height="0.284cm" fo:min-width="0.284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49cm" draw:marker-start-width="0.427cm" draw:marker-end-width="0.427cm" draw:fill="none" draw:textarea-horizontal-align="justify" draw:textarea-vertical-align="middle" draw:auto-grow-height="false" fo:min-height="0.873cm" fo:min-width="6.80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1cm" svg:stroke-color="#111111" draw:marker-start-width="0.413cm" draw:marker-end-width="0.413cm" draw:fill="none" draw:fill-color="#808080" draw:textarea-horizontal-align="justify" draw:textarea-vertical-align="middle" draw:auto-grow-height="false" fo:min-height="17.662cm" fo:min-width="27.028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49cm" svg:stroke-color="#000000" draw:marker-start-width="0.427cm" draw:marker-end-width="0.427cm" draw:fill="bitmap" draw:fill-color="#ffffff" draw:fill-image-name="Empty" draw:textarea-horizontal-align="justify" draw:textarea-vertical-align="middle" draw:auto-grow-height="false" fo:min-height="3.625cm" fo:min-width="25.63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49cm" svg:stroke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text-style style:name="N10100" number:language="es" number:country="PE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custom-shape text:anchor-type="paragraph" draw:z-index="152" draw:name="Forma6" draw:style-name="gr8" draw:text-style-name="P15" svg:width="27.068cm" svg:height="17.701cm" svg:x="-0.67cm" svg:y="-0.78cm"><text:p/><draw:enhanced-geometry svg:viewBox="0 0 21600 21600" draw:type="rectangle" draw:enhanced-path="M 0 0 L 21600 0 21600 21600 0 21600 0 0 Z N"/></draw:custom-shape><draw:custom-shape text:anchor-type="paragraph" draw:z-index="151" draw:name="Forma2" draw:style-name="gr7" draw:text-style-name="P14" svg:width="6.94cm" svg:height="1.008cm" svg:x="9.299cm" svg:y="-0.3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3" draw:name="Forma3" draw:style-name="gr9" draw:text-style-name="P16" svg:x1="11.448cm" svg:y1="0.437cm" svg:x2="13.036cm" svg:y2="0.437cm"><text:p/></draw:line><draw:line text:anchor-type="paragraph" draw:z-index="154" draw:name="Forma4" draw:style-name="gr10" draw:text-style-name="P16" svg:x1="14.358cm" svg:y1="0.437cm" svg:x2="15.39cm" svg:y2="0.437cm"><text:p/></draw:line><draw:line text:anchor-type="paragraph" draw:z-index="155" draw:name="Forma5" draw:style-name="gr9" draw:text-style-name="P16" svg:x1="9.648cm" svg:y1="0.411cm" svg:x2="10.495cm" svg:y2="0.411cm"><text:p/></draw:line><draw:line text:anchor-type="paragraph" draw:z-index="156" draw:name="Forma8" draw:style-name="gr10" draw:text-style-name="P16" svg:x1="13.168cm" svg:y1="0.437cm" svg:x2="11.21cm" svg:y2="0.437cm"><text:p/></draw:line><draw:line text:anchor-type="paragraph" draw:z-index="157" draw:name="Forma9" draw:style-name="gr9" draw:text-style-name="P16" svg:x1="10.362cm" svg:y1="0.411cm" svg:x2="9.648cm" svg:y2="0.411cm"><text:p/></draw:line><text:tab/><text:tab/><text:tab/><text:tab/><text:tab/><text:tab/><text:tab/><text:tab/> <text:s text:c="3"/><text:span text:style-name="T8">de</text:span> <text:s text:c="12"/>del 20</text:p>
      <text:p text:style-name="P4"><draw:custom-shape text:anchor-type="paragraph" draw:z-index="158" draw:name="Forma10" draw:style-name="gr11" draw:text-style-name="P17" svg:width="25.639cm" svg:height="3.626cm" svg:x="0.071cm" svg:y="0.277cm"><text:p/><draw:enhanced-geometry svg:viewBox="0 0 21600 21600" draw:type="rectangle" draw:enhanced-path="M 0 0 L 21600 0 21600 21600 0 21600 0 0 Z N"/></draw:custom-shape><draw:line text:anchor-type="paragraph" draw:z-index="159" draw:name="Forma11" draw:style-name="gr12" draw:text-style-name="P16" svg:x1="5.336cm" svg:y1="3.902cm" svg:x2="5.336cm" svg:y2="0.277cm"><text:p/></draw:line><draw:frame text:anchor-type="paragraph" draw:z-index="160" draw:name="Forma12" draw:style-name="gr13" draw:text-style-name="P18" svg:width="4.605cm" svg:height="1.975cm" draw:transform="rotate (0.522726110972302) translate (0.66675cm 2.42711111111111cm)"><draw:text-box><text:p><text:span text:style-name="T10">ACTIVIDAD</text:span></text:p></draw:text-box></draw:frame><draw:line text:anchor-type="paragraph" draw:z-index="161" draw:name="Forma7" draw:style-name="gr14" draw:text-style-name="P16" svg:x1="6.765cm" svg:y1="3.902cm" svg:x2="6.765cm" svg:y2="0.277cm"><text:p/></draw:line><draw:line text:anchor-type="paragraph" draw:z-index="162" draw:name="Forma7" draw:style-name="gr14" draw:text-style-name="P16" svg:x1="8.14cm" svg:y1="3.902cm" svg:x2="8.14cm" svg:y2="0.277cm"><text:p/></draw:line><draw:line text:anchor-type="paragraph" draw:z-index="163" draw:name="Forma7" draw:style-name="gr14" draw:text-style-name="P16" svg:x1="9.463cm" svg:y1="3.902cm" svg:x2="9.463cm" svg:y2="0.277cm"><text:p/></draw:line><draw:line text:anchor-type="paragraph" draw:z-index="164" draw:name="Forma7" draw:style-name="gr14" draw:text-style-name="P16" svg:x1="24.386cm" svg:y1="3.902cm" svg:x2="24.386cm" svg:y2="0.277cm"><text:p/></draw:line><draw:line text:anchor-type="paragraph" draw:z-index="165" draw:name="Forma7" draw:style-name="gr14" draw:text-style-name="P16" svg:x1="22.983cm" svg:y1="3.902cm" svg:x2="22.983cm" svg:y2="0.277cm"><text:p/></draw:line><draw:line text:anchor-type="paragraph" draw:z-index="166" draw:name="Forma7" draw:style-name="gr14" draw:text-style-name="P16" svg:x1="10.839cm" svg:y1="3.902cm" svg:x2="10.839cm" svg:y2="0.277cm"><text:p/></draw:line><draw:line text:anchor-type="paragraph" draw:z-index="167" draw:name="Forma7" draw:style-name="gr14" draw:text-style-name="P16" svg:x1="12.188cm" svg:y1="3.902cm" svg:x2="12.188cm" svg:y2="0.277cm"><text:p/></draw:line><draw:line text:anchor-type="paragraph" draw:z-index="168" draw:name="Forma7" draw:style-name="gr14" draw:text-style-name="P16" svg:x1="13.564cm" svg:y1="3.902cm" svg:x2="13.564cm" svg:y2="0.277cm"><text:p/></draw:line><draw:line text:anchor-type="paragraph" draw:z-index="169" draw:name="Forma7" draw:style-name="gr14" draw:text-style-name="P16" svg:x1="16.238cm" svg:y1="3.902cm" svg:x2="16.238cm" svg:y2="0.277cm"><text:p/></draw:line><draw:line text:anchor-type="paragraph" draw:z-index="170" draw:name="Forma7" draw:style-name="gr14" draw:text-style-name="P16" svg:x1="18.909cm" svg:y1="3.902cm" svg:x2="18.909cm" svg:y2="0.277cm"><text:p/></draw:line><draw:line text:anchor-type="paragraph" draw:z-index="171" draw:name="Forma7" draw:style-name="gr14" draw:text-style-name="P16" svg:x1="20.285cm" svg:y1="3.902cm" svg:x2="20.285cm" svg:y2="0.277cm"><text:p/></draw:line><draw:line text:anchor-type="paragraph" draw:z-index="173" draw:name="Forma7" draw:style-name="gr14" draw:text-style-name="P16" svg:x1="14.94cm" svg:y1="3.902cm" svg:x2="14.94cm" svg:y2="0.277cm"><text:p/></draw:line><draw:line text:anchor-type="paragraph" draw:z-index="172" draw:name="Forma7" draw:style-name="gr14" draw:text-style-name="P16" svg:x1="17.56cm" svg:y1="3.902cm" svg:x2="17.56cm" svg:y2="0.277cm"><text:p/></draw:line><draw:line text:anchor-type="paragraph" draw:z-index="174" draw:name="Forma7" draw:style-name="gr14" draw:text-style-name="P16" svg:x1="21.687cm" svg:y1="3.902cm" svg:x2="21.687cm" svg:y2="0.277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7"/>
        <table:table-column table:style-name="Tabla1.C"/>
        <table:table-column table:style-name="Tabla1.D" table:number-columns-repeated="5"/>
        <table:table-row table:style-name="Tabla1.1">
          <table:table-cell table:style-name="Tabla1.A1" office:value-type="float" office:value="0">
            <text:p text:style-name="P11">H<text:span text:style-name="T2">ora</text:span></text:p>
          </table:table-cell>
          <table:table-cell table:style-name="Tabla1.B1" office:value-type="float" office:value="0">
            <text:p text:style-name="P11">08:00</text:p>
          </table:table-cell>
          <table:table-cell table:style-name="Tabla1.B1" office:value-type="float" office:value="0">
            <text:p text:style-name="P11">09:00</text:p>
          </table:table-cell>
          <table:table-cell table:style-name="Tabla1.B1" office:value-type="float" office:value="0">
            <text:p text:style-name="P11">10:00</text:p>
          </table:table-cell>
          <table:table-cell table:style-name="Tabla1.B1" office:value-type="float" office:value="0">
            <text:p text:style-name="P11">11:00</text:p>
          </table:table-cell>
          <table:table-cell table:style-name="Tabla1.B1" office:value-type="float" office:value="0">
            <text:p text:style-name="P11">12:00</text:p>
          </table:table-cell>
          <table:table-cell table:style-name="Tabla1.B1" office:value-type="float" office:value="0">
            <text:p text:style-name="P11">13:00</text:p>
          </table:table-cell>
          <table:table-cell table:style-name="Tabla1.B1" office:value-type="float" office:value="0">
            <text:p text:style-name="P11">14:00</text:p>
          </table:table-cell>
          <table:table-cell table:style-name="Tabla1.B1" office:value-type="float" office:value="0">
            <text:p text:style-name="P11">15:00</text:p>
          </table:table-cell>
          <table:table-cell table:style-name="Tabla1.B1" office:value-type="float" office:value="0">
            <text:p text:style-name="P11">16:00</text:p>
          </table:table-cell>
          <table:table-cell table:style-name="Tabla1.B1" office:value-type="float" office:value="0">
            <text:p text:style-name="P11">17:00</text:p>
          </table:table-cell>
          <table:table-cell table:style-name="Tabla1.B1" office:value-type="float" office:value="0">
            <text:p text:style-name="P11">18:00</text:p>
          </table:table-cell>
          <table:table-cell table:style-name="Tabla1.B1" office:value-type="float" office:value="0">
            <text:p text:style-name="P11">19:00</text:p>
          </table:table-cell>
          <table:table-cell table:style-name="Tabla1.B1" office:value-type="float" office:value="0">
            <text:p text:style-name="P11">20:00</text:p>
          </table:table-cell>
          <table:table-cell table:style-name="Tabla1.B1" office:value-type="float" office:value="0">
            <text:p text:style-name="P11">21:00</text:p>
          </table:table-cell>
          <table:table-cell table:style-name="Tabla1.P1" office:value-type="float" office:value="0">
            <text:p text:style-name="P11">22:00</text:p>
          </table:table-cell>
        </table:table-row>
        <table:table-row table:style-name="Tabla1.1">
          <table:table-cell table:style-name="Tabla1.A2" office:value-type="float" office:value="0">
            <text:p text:style-name="P7">1. <text:s/>Te sientes descansado?</text:p>
            <text:p text:style-name="P6"/>
          </table:table-cell>
          <table:table-cell table:style-name="Tabla1.B2">
            <text:p text:style-name="Table_20_Contents"><draw:custom-shape text:anchor-type="paragraph" draw:z-index="0" draw:name="Forma1" draw:style-name="gr1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62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2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72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80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10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30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90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3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76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00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20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40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P2">
            <text:p text:style-name="P9"><draw:custom-shape text:anchor-type="paragraph" draw:z-index="47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1.1">
          <table:table-cell table:style-name="Tabla1.A3" office:value-type="float" office:value="0">
            <text:p text:style-name="P6">2. <text:s/>Te sientes saciado?</text:p>
            <text:p text:style-name="P6"/>
          </table:table-cell>
          <table:table-cell table:style-name="Tabla1.B3">
            <text:p text:style-name="Table_20_Contents"><draw:custom-shape text:anchor-type="paragraph" draw:z-index="29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6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63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5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73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81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11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31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91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4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77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01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21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41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P3">
            <text:p text:style-name="Table_20_Contents"><draw:custom-shape text:anchor-type="paragraph" draw:z-index="48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1.1">
          <table:table-cell table:style-name="Tabla1.A2" office:value-type="float" office:value="0">
            <text:p text:style-name="P6">3. <text:s/>Tu cuerpo esta limpio <text:span text:style-name="T3">y en buen estado</text:span>?</text:p>
          </table:table-cell>
          <table:table-cell table:style-name="Tabla1.B2">
            <text:p text:style-name="Table_20_Contents"><draw:custom-shape text:anchor-type="paragraph" draw:z-index="30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7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64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8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74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82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12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32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92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9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78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02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22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42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P2">
            <text:p text:style-name="Table_20_Contents"><draw:custom-shape text:anchor-type="paragraph" draw:z-index="49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1.1">
          <table:table-cell table:style-name="Tabla1.A3" office:value-type="float" office:value="0">
            <text:p text:style-name="P6">4. <text:s/>Estas vestido como mas <text:s text:c="8"/>te gusta?</text:p>
          </table:table-cell>
          <table:table-cell table:style-name="Tabla1.B3">
            <text:p text:style-name="Table_20_Contents"><draw:custom-shape text:anchor-type="paragraph" draw:z-index="31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0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65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1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75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83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13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33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93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2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79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03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23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43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P3">
            <text:p text:style-name="Table_20_Contents"><draw:custom-shape text:anchor-type="paragraph" draw:z-index="50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1.1">
          <table:table-cell table:style-name="Tabla1.A2" office:value-type="float" office:value="0">
            <text:p text:style-name="P6">5. <text:s/>Estás en un ambiente agradable <text:span text:style-name="T1">y limpio</text:span>?</text:p>
          </table:table-cell>
          <table:table-cell table:style-name="Tabla1.B2">
            <text:p text:style-name="Table_20_Contents"><draw:custom-shape text:anchor-type="paragraph" draw:z-index="32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3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66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9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37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84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14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34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94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24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42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04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24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44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P2">
            <text:p text:style-name="Table_20_Contents"><draw:custom-shape text:anchor-type="paragraph" draw:z-index="51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1.1">
          <table:table-cell table:style-name="Tabla1.A3" office:value-type="float" office:value="0">
            <text:p text:style-name="P6">6. <text:s/>Te gusta lo que estas haciendo?</text:p>
          </table:table-cell>
          <table:table-cell table:style-name="Tabla1.B3">
            <text:p text:style-name="Table_20_Contents"><draw:custom-shape text:anchor-type="paragraph" draw:z-index="33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4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67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20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38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85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15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35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95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25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43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05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25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45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P3">
            <text:p text:style-name="Table_20_Contents"><draw:custom-shape text:anchor-type="paragraph" draw:z-index="52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1.1">
          <table:table-cell table:style-name="Tabla1.A2" office:value-type="float" office:value="0">
            <text:p text:style-name="P6">7. <text:s/><text:span text:style-name="T4">Las Personas que te rodean son las indicadas?</text:span></text:p>
          </table:table-cell>
          <table:table-cell table:style-name="Tabla1.B2">
            <text:p text:style-name="Table_20_Contents"><draw:custom-shape text:anchor-type="paragraph" draw:z-index="34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5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68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21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39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86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16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36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96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26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44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06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26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46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P2">
            <text:p text:style-name="Table_20_Contents"><draw:custom-shape text:anchor-type="paragraph" draw:z-index="53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1.1">
          <table:table-cell table:style-name="Tabla1.A3" office:value-type="float" office:value="0">
            <text:p text:style-name="P10">8. <text:s/><text:span text:style-name="T3">Estas aprendiendo algo nuevo e importante para ti?</text:span></text:p>
          </table:table-cell>
          <table:table-cell table:style-name="Tabla1.B3">
            <text:p text:style-name="Table_20_Contents"><draw:custom-shape text:anchor-type="paragraph" draw:z-index="35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7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69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22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40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87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17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37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97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27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45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07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27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47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P3">
            <text:p text:style-name="Table_20_Contents"><draw:custom-shape text:anchor-type="paragraph" draw:z-index="54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1.1">
          <table:table-cell table:style-name="Tabla1.A2" office:value-type="float" office:value="0">
            <text:p text:style-name="Table_20_Contents"><text:span text:style-name="T6">9. <text:s/></text:span><text:span text:style-name="T5">Te sientes en paz contigo y con los demás?</text:span></text:p>
          </table:table-cell>
          <table:table-cell table:style-name="Tabla1.B2">
            <text:p text:style-name="Table_20_Contents"><draw:custom-shape text:anchor-type="paragraph" draw:z-index="36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8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70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23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41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88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18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38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98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28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46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08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28" draw:name="Forma1" draw:style-name="gr2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48" draw:name="Forma1" draw:style-name="gr3" draw:text-style-name="P12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P2">
            <text:p text:style-name="P8"><draw:custom-shape text:anchor-type="paragraph" draw:z-index="55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1.11">
          <table:table-cell table:style-name="Tabla1.A11" office:value-type="float" office:value="0">
            <text:p text:style-name="P10">10. <text:span text:style-name="T9">Hago lo que planifique,sin distraerme?</text:span></text:p>
          </table:table-cell>
          <table:table-cell table:style-name="Tabla1.B11">
            <text:p text:style-name="Table_20_Contents"><draw:custom-shape text:anchor-type="paragraph" draw:z-index="150" draw:name="Forma1" draw:style-name="gr6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57" draw:name="Forma1" draw:style-name="gr5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71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60" draw:name="Forma1" draw:style-name="gr5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58" draw:name="Forma1" draw:style-name="gr6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89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119" draw:name="Forma1" draw:style-name="gr5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139" draw:name="Forma1" draw:style-name="gr6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99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61" draw:name="Forma1" draw:style-name="gr5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59" draw:name="Forma1" draw:style-name="gr6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109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129" draw:name="Forma1" draw:style-name="gr5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149" draw:name="Forma1" draw:style-name="gr6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P11">
            <text:p text:style-name="Table_20_Contents"><draw:custom-shape text:anchor-type="paragraph" draw:z-index="56" draw:name="Forma1" draw:style-name="gr4" draw:text-style-name="P13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</table:table>
      <text:p text:style-name="P3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ccanthis ADF Std" svg:font-family="'Accanthis ADF Std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fill-image draw:name="Daisy" xlink:href="Pictures/100000000000005E0000005EA54825B34EF032A8.png" xlink:type="simple" xlink:show="embed" xlink:actuate="onLoad"/>
    <draw:fill-image draw:name="Empty" xlink:href="Pictures/100000000000000800000008A2C13797C231C86F.png" xlink:type="simple" xlink:show="embed" xlink:actuate="onLoad"/>
    <draw:fill-image draw:name="Marble" xlink:href="Pictures/100000000000005E0000005EB224C09AB7B5DD47.png" xlink:type="simple" xlink:show="embed" xlink:actuate="onLoad"/>
    <draw:fill-image draw:name="Sky" xlink:href="Pictures/100000000000005E0000005EFC7FDFFD2E3223C3.png" xlink:type="simple" xlink:show="embed" xlink:actuate="onLoad"/>
    <draw:fill-image draw:name="Wet" xlink:href="Pictures/100000000000005E0000005E69133958D96F9931.png" xlink:type="simple" xlink:show="embed" xlink:actuate="onLoad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31:28.013595689</meta:creation-date>
    <meta:editing-duration>PT35M34S</meta:editing-duration>
    <meta:editing-cycles>7</meta:editing-cycles>
    <meta:generator>LibreOffice/5.1.6.2$Linux_X86_64 LibreOffice_project/10m0$Build-2</meta:generator>
    <dc:date>2018-05-10T20:19:27.445808878</dc:date>
    <meta:document-statistic meta:table-count="1" meta:image-count="0" meta:object-count="0" meta:page-count="2" meta:paragraph-count="27" meta:word-count="92" meta:character-count="518" meta:non-whitespace-character-count="412"/>
  </office:meta>
</office:document-meta>
</file>